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iceFormat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get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ChoiceFormat( double [ ] var0 , java . lang . String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format( long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parse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previous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format( double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apply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ChoiceForm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next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setChoices( double [ ] var0 , java . lang . String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nextDouble( double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oiceFormat.getLim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